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us Serif" svg:font-family="'Libertinus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 fo:line-height="115%"/>
      <style:text-properties style:font-name="Libertinus Serif" officeooo:rsid="000f6156" officeooo:paragraph-rsid="000f6156"/>
    </style:style>
    <style:style style:name="P2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bold" officeooo:rsid="000f80d5" officeooo:paragraph-rsid="000f80d5" style:font-weight-asian="bold" style:font-weight-complex="bold"/>
    </style:style>
    <style:style style:name="P3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bold" officeooo:rsid="0012303c" officeooo:paragraph-rsid="0012303c" style:font-weight-asian="bold" style:font-weight-complex="bold"/>
    </style:style>
    <style:style style:name="P4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bold" officeooo:rsid="0014271b" officeooo:paragraph-rsid="0014271b" style:font-weight-asian="bold" style:font-weight-complex="bold"/>
    </style:style>
    <style:style style:name="P5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bold" officeooo:rsid="001444b9" officeooo:paragraph-rsid="001444b9" style:font-weight-asian="bold" style:font-weight-complex="bold"/>
    </style:style>
    <style:style style:name="P6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0f80d5" officeooo:paragraph-rsid="000f80d5" style:font-weight-asian="normal" style:font-weight-complex="normal"/>
    </style:style>
    <style:style style:name="P7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0f80d5" officeooo:paragraph-rsid="0012303c" style:font-weight-asian="normal" style:font-weight-complex="normal"/>
    </style:style>
    <style:style style:name="P8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0f80d5" officeooo:paragraph-rsid="0014271b" style:font-weight-asian="normal" style:font-weight-complex="normal"/>
    </style:style>
    <style:style style:name="P9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12303c" officeooo:paragraph-rsid="0012303c" style:font-weight-asian="normal" style:font-weight-complex="normal"/>
    </style:style>
    <style:style style:name="P10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14271b" officeooo:paragraph-rsid="0014271b" style:font-weight-asian="normal" style:font-weight-complex="normal"/>
    </style:style>
    <style:style style:name="P11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1444b9" officeooo:paragraph-rsid="001444b9" style:font-weight-asian="normal" style:font-weight-complex="normal"/>
    </style:style>
    <style:style style:name="P12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14271b" officeooo:paragraph-rsid="0014271b" style:font-weight-asian="normal" style:font-weight-complex="normal"/>
    </style:style>
    <style:style style:name="P13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12303c" officeooo:paragraph-rsid="0014271b" style:font-weight-asian="normal" style:font-weight-complex="normal"/>
    </style:style>
    <style:style style:name="P14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1444b9" officeooo:paragraph-rsid="001444b9" style:font-weight-asian="normal" style:font-weight-complex="normal"/>
    </style:style>
    <style:style style:name="P15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normal" officeooo:rsid="00147514" officeooo:paragraph-rsid="00147514" style:font-weight-asian="normal" style:font-weight-complex="normal"/>
    </style:style>
    <style:style style:name="P16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bold" officeooo:rsid="00147514" officeooo:paragraph-rsid="00147514" style:font-weight-asian="bold" style:font-weight-complex="bold"/>
    </style:style>
    <style:style style:name="P17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bold" officeooo:rsid="0016aa8f" officeooo:paragraph-rsid="0016aa8f" style:font-weight-asian="bold" style:font-weight-complex="bold"/>
    </style:style>
    <style:style style:name="P18" style:family="paragraph" style:parent-style-name="Standard">
      <style:paragraph-properties fo:margin-top="0in" fo:margin-bottom="0.0402in" style:contextual-spacing="false" fo:line-height="115%"/>
      <style:text-properties style:font-name="Libertinus Serif" fo:font-weight="bold" officeooo:rsid="0017bec6" officeooo:paragraph-rsid="0017bec6" style:font-weight-asian="bold" style:font-weight-complex="bold"/>
    </style:style>
    <style:style style:name="P19" style:family="paragraph" style:parent-style-name="Standard" style:list-style-name="L2">
      <style:paragraph-properties fo:margin-top="0in" fo:margin-bottom="0.0402in" style:contextual-spacing="false" fo:line-height="115%"/>
      <style:text-properties officeooo:paragraph-rsid="0016aa8f"/>
    </style:style>
    <style:style style:name="T1" style:family="text">
      <style:text-properties officeooo:rsid="0010bc7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271b" style:font-weight-asian="normal" style:font-weight-complex="normal"/>
    </style:style>
    <style:style style:name="T4" style:family="text">
      <style:text-properties fo:font-weight="normal" officeooo:rsid="000f80d5" style:font-weight-asian="normal" style:font-weight-complex="normal"/>
    </style:style>
    <style:style style:name="T5" style:family="text">
      <style:text-properties fo:font-weight="normal" officeooo:rsid="001611bc" style:font-weight-asian="normal" style:font-weight-complex="normal"/>
    </style:style>
    <style:style style:name="T6" style:family="text">
      <style:text-properties fo:font-weight="normal" officeooo:rsid="00187a95" style:font-weight-asian="normal" style:font-weight-complex="normal"/>
    </style:style>
    <style:style style:name="T7" style:family="text">
      <style:text-properties officeooo:rsid="001444b9"/>
    </style:style>
    <style:style style:name="T8" style:family="text">
      <style:text-properties officeooo:rsid="001611bc"/>
    </style:style>
    <style:style style:name="T9" style:family="text">
      <style:text-properties style:font-name="Libertinus Serif" fo:font-weight="normal" officeooo:rsid="00147514" style:font-weight-asian="normal" style:font-weight-complex="normal"/>
    </style:style>
    <style:style style:name="T10" style:family="text">
      <style:text-properties officeooo:rsid="0017bec6"/>
    </style:style>
    <style:style style:name="T11" style:family="text">
      <style:text-properties officeooo:rsid="00187a95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eus Palma Jacobs</text:p>
      <text:p text:style-name="P1">Introduction to Mathematical Thinking</text:p>
      <text:p text:style-name="P1">Problem set 1 (lecture<text:span text:style-name="T11">s 1-</text:span>2)</text:p>
      <text:p text:style-name="P1">2026-03-07</text:p>
      <text:p text:style-name="P1"/>
      <text:p text:style-name="P2">1. <text:span text:style-name="T10">Associative Property of C</text:span>onjunction</text:p>
      <text:p text:style-name="P6">No, It is not possible for one of the statements to be true an<text:span text:style-name="T11">d</text:span> the other false. The conjunction operator is associative. Therefore the statements: </text:p>
      <text:p text:style-name="P6"><text:tab/>(φ ∧ ψ) ∧ θ <text:s/>and </text:p>
      <text:p text:style-name="P6"><text:tab/>φ ∧ (ψ ∧ θ)</text:p>
      <text:p text:style-name="P6">always have the same truth.</text:p>
      <text:p text:style-name="P6"/>
      <text:p text:style-name="P2">2. <text:span text:style-name="T10">Associative Property of Disjunction</text:span></text:p>
      <text:p text:style-name="P6">No, both expressions are true exactly when at least one of </text:p>
      <text:p text:style-name="P6"><text:tab/>φ</text:p>
      <text:p text:style-name="P7"><text:tab/>ψ</text:p>
      <text:p text:style-name="P7"><text:tab/>θ </text:p>
      <text:p text:style-name="P6">is true. Therefore the the statements have the same <text:span text:style-name="T1">truth value, so the disjunction is associative.</text:span></text:p>
      <text:p text:style-name="P6"/>
      <text:p text:style-name="P3"><text:span text:style-name="T10">3</text:span>. <text:span text:style-name="T10">Distributive P</text:span>roperty <text:span text:style-name="T10">of Conjunction over Disjunction</text:span></text:p>
      <text:p text:style-name="P9">No. The statements </text:p>
      <text:p text:style-name="P9"><text:tab/>φ ∧ (ψ ∨ θ) and </text:p>
      <text:p text:style-name="P9"><text:tab/>(φ ∧ ψ) ∨ (φ ∧ θ)</text:p>
      <text:p text:style-name="P9">always ha<text:span text:style-name="T11">v</text:span>e the same truth value. <text:s/>The are the same </text:p>
      <text:p text:style-name="P9"><text:tab/>φ ∨ (ψ ∧ θ) &lt;==&gt; (φ ∨ ψ) ∧ (φ ∨ θ)</text:p>
      <text:p text:style-name="P9"/>
      <text:p text:style-name="P3">4. <text:span text:style-name="T10">Distributive Property of Disjunction over Conjunction</text:span></text:p>
      <text:p text:style-name="P3"><text:tab/><text:span text:style-name="T2">φ ∨ (ψ ∧ θ) and (φ ∨ ψ) ∧ (φ ∨ θ)</text:span></text:p>
      <text:p text:style-name="P3"><text:span text:style-name="T2">if(psi || ( phi &amp;&amp; pi)) &lt;</text:span><text:span text:style-name="T3">==&gt; </text:span><text:span text:style-name="T2">if((psi || phi) &amp;&amp; (psi || pi))</text:span></text:p>
      <text:p text:style-name="P10">No. The statements</text:p>
      <text:p text:style-name="P13"><text:tab/>φ ∨ (ψ ∧ θ) and </text:p>
      <text:p text:style-name="P13"><text:tab/>(φ ∨ ψ) ∧ (φ ∨ θ)</text:p>
      <text:p text:style-name="P4"><text:soft-page-break/><text:span text:style-name="T2">always have the same truth value They are truth exactly when either </text:span><text:span text:style-name="T4">φ </text:span><text:span text:style-name="T2">is true or both </text:span><text:span text:style-name="T4">ψ </text:span><text:span text:style-name="T2">and</text:span><text:span text:style-name="T4"> θ </text:span><text:span text:style-name="T2">are true.</text:span></text:p>
      <text:p text:style-name="P8"/>
      <text:p text:style-name="P4">5. <text:span text:style-name="T10">Negation and Falsity</text:span></text:p>
      <text:p text:style-name="P10">Yes, if ¬φ is true then φ can not be true. Since a statement can only be truth or false, φ must therefore be false.</text:p>
      <text:p text:style-name="P10"/>
      <text:p text:style-name="P4">6. <text:span text:style-name="T10">Probability of Conjunction (Alice problem)</text:span></text:p>
      <text:p text:style-name="P10">(e). because the statement only holds one assumption. Every other statement holds two or more assumptions/conditions. Since the Probability</text:p>
      <text:p text:style-name="P10"><text:tab/>P(A ∧ B) ≤ P(A),</text:p>
      <text:p text:style-name="P10">the statement (e) “Alice works in a bank.” <text:span text:style-name="T7">is the most likely.</text:span></text:p>
      <text:p text:style-name="P10"/>
      <text:p text:style-name="P5">7. <text:span text:style-name="T10">Probability of Disjunction (Alice problem)</text:span></text:p>
      <text:p text:style-name="P11">(a). Consider A and B,</text:p>
      <text:p text:style-name="P11"><text:tab/>P(A ∨ B) ≥ P(A)</text:p>
      <text:p text:style-name="P15">Therefore, the statement containing “or” is at least as probable as each individual statement. </text:p>
      <text:p text:style-name="P15">Hence, (a) “Alice is a rock star or she works in a bank” is the most likely.</text:p>
      <text:p text:style-name="P15"/>
      <text:p text:style-name="P16">8. <text:span text:style-name="T10">Truth Values of Statements about Real Numbers</text:span></text:p>
      <text:p text:style-name="P18"><text:span text:style-name="T8">T</text:span>rue:<text:span text:style-name="T2"> (b), (c), (d), (e), (f), (g), (h), (</text:span><text:span text:style-name="T6">i</text:span><text:span text:style-name="T2">), (j)</text:span></text:p>
      <text:p text:style-name="P18">False:<text:span text:style-name="T2"> (a)</text:span></text:p>
      <text:p text:style-name="P17"><text:span text:style-name="T2"/></text:p>
      <text:p text:style-name="P17"/>
      <text:list text:style-name="L2">
        <text:list-item>
          <text:list>
            <text:list-header>
              <text:p text:style-name="P19"><text:span text:style-name="T9"><text:line-break/></text:span></text:p>
            </text:list-header>
          </text:list>
        </text:list-item>
      </text:list>
      <text:p text:style-name="P15"><text:s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us Serif" svg:font-family="'Libertinus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21:12:57.287255807</meta:creation-date>
    <meta:generator>LibreOffice/24.2.7.2$Linux_X86_64 LibreOffice_project/420$Build-2</meta:generator>
    <dc:date>2026-03-11T12:18:57.383093110</dc:date>
    <meta:editing-duration>PT1H51M2S</meta:editing-duration>
    <meta:editing-cycles>6</meta:editing-cycles>
    <meta:document-statistic meta:table-count="0" meta:image-count="0" meta:object-count="0" meta:page-count="2" meta:paragraph-count="44" meta:word-count="351" meta:character-count="1809" meta:non-whitespace-character-count="1475"/>
  </office:meta>
</office:document-meta>
</file>